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900000264703A03FCBC022F3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3.965cm" draw:z-index="0"><draw:image xlink:href="Pictures/10000000000002E900000264703A03FCBC022F3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0:53:15.752000000</meta:creation-date>
    <dc:date>2024-06-27T00:53:28.526000000</dc:date>
    <meta:editing-duration>PT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